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1.251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margin-left="1.251cm" fo:margin-right="0cm" fo:text-indent="0cm" style:auto-text-indent="false"/>
      <style:text-properties fo:font-size="12pt" fo:font-weight="bold" officeooo:paragraph-rsid="0014d065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Preformatted_20_Text">
      <style:text-properties fo:font-size="12pt" style:font-size-asian="12pt" style:font-size-complex="12pt"/>
    </style:style>
    <style:style style:name="P6" style:family="paragraph" style:parent-style-name="Preformatted_20_Text">
      <style:text-properties fo:font-size="12pt" officeooo:rsid="00116842" officeooo:paragraph-rsid="00116842" style:font-size-asian="12pt" style:font-size-complex="12pt"/>
    </style:style>
    <style:style style:name="P7" style:family="paragraph" style:parent-style-name="Preformatted_20_Text">
      <style:text-properties fo:font-size="12pt" officeooo:paragraph-rsid="00116842" style:font-size-asian="12pt" style:font-size-complex="12pt"/>
    </style:style>
    <style:style style:name="P8" style:family="paragraph" style:parent-style-name="Preformatted_20_Text">
      <style:paragraph-properties fo:margin-top="0cm" fo:margin-bottom="0.499cm" loext:contextual-spacing="false"/>
      <style:text-properties style:font-name="Ubuntu" fo:font-size="15pt" fo:font-weight="bold" officeooo:rsid="00116842" officeooo:paragraph-rsid="0015e00a" style:font-size-asian="15pt" style:font-weight-asian="bold" style:font-size-complex="15pt" style:font-weight-complex="bold"/>
    </style:style>
    <style:style style:name="P9" style:family="paragraph" style:parent-style-name="Preformatted_20_Text">
      <style:paragraph-properties fo:margin-top="0cm" fo:margin-bottom="0.499cm" loext:contextual-spacing="false"/>
      <style:text-properties style:font-name="Ubuntu" fo:font-size="12pt" fo:font-weight="bold" officeooo:rsid="00116842" officeooo:paragraph-rsid="0015e00a" style:font-size-asian="12pt" style:font-weight-asian="bold" style:font-size-complex="12pt" style:font-weight-complex="bold"/>
    </style:style>
    <style:style style:name="T1" style:family="text">
      <style:text-properties officeooo:rsid="001234d3"/>
    </style:style>
    <style:style style:name="T2" style:family="text">
      <style:text-properties officeooo:rsid="0014d065"/>
    </style:style>
    <style:style style:name="T3" style:family="text">
      <style:text-properties officeooo:rsid="0015e00a"/>
    </style:style>
    <style:style style:name="T4" style:family="text">
      <style:text-properties fo:font-weight="normal" officeooo:rsid="0015e00a" style:font-weight-asian="normal" style:font-weight-complex="normal"/>
    </style:style>
    <style:style style:name="T5" style:family="text">
      <style:text-properties officeooo:rsid="00193b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treams of Whiskey </text:p>
      <text:p text:style-name="P9"><text:span text:style-name="T3">1984 </text:span>Pogues. <text:s/><text:span text:style-name="T4">Früher Poguemahone Gällisch: Küss meinen A….</text:span></text:p>
      <text:p text:style-name="P6"><text:s text:c="6"/>D<text:tab/><text:tab/><text:tab/><text:tab/><text:tab/><text:tab/><text:tab/><text:tab/><text:tab/><text:tab/><text:span text:style-name="T5">138</text:span></text:p>
      <text:p text:style-name="P7">Last night as I slept</text:p>
      <text:p text:style-name="P5"><text:span text:style-name="T1"><text:s text:c="4"/>G</text:span> <text:s text:c="15"/><text:span text:style-name="T1">D</text:span></text:p>
      <text:p text:style-name="P5">I dreamt I met with Behan</text:p>
      <text:p text:style-name="P5"><text:s text:c="4"/>D <text:s text:c="26"/>G <text:s text:c="17"/>A</text:p>
      <text:p text:style-name="P5">I shook him by the hand and we passed the time of day</text:p>
      <text:p text:style-name="P5"><text:s text:c="7"/>D</text:p>
      <text:p text:style-name="P5">When questioned on his views</text:p>
      <text:p text:style-name="P5"><text:span text:style-name="T1"><text:s text:c="9"/>G</text:span> <text:s text:c="15"/><text:span text:style-name="T1">D</text:span></text:p>
      <text:p text:style-name="P5">On the crux of life’s philosophies</text:p>
      <text:p text:style-name="P5"><text:s text:c="4"/>D <text:s text:c="26"/>G <text:s text:c="5"/>A <text:s text:c="7"/>D</text:p>
      <text:p text:style-name="P5">He had but these few clear and simple words to say</text:p>
      <text:p text:style-name="P5"/>
      <text:p text:style-name="P5"/>
      <text:p text:style-name="P5"/>
      <text:p text:style-name="P2"><text:s text:c="6"/>D <text:s text:c="10"/><text:span text:style-name="T1">G</text:span> A</text:p>
      <text:p text:style-name="P2">I am going, I am going</text:p>
      <text:p text:style-name="P2"><text:s text:c="6"/>D <text:s text:c="24"/>G A</text:p>
      <text:p text:style-name="P2">Any which way the wind may be blowing</text:p>
      <text:p text:style-name="P2"><text:s text:c="6"/>D <text:s text:c="10"/><text:span text:style-name="T1">G A</text:span></text:p>
      <text:p text:style-name="P2">I am going, I am going</text:p>
      <text:p text:style-name="P2"><text:s text:c="9"/>D <text:s text:c="8"/>G <text:s text:c="10"/>A D</text:p>
      <text:p text:style-name="P2">Where streams of whiskey are flowing</text:p>
      <text:p text:style-name="P4"/>
      <text:p text:style-name="P5"/>
      <text:p text:style-name="P5">I have cursed, bled and sworn</text:p>
      <text:p text:style-name="P5">Jumped bail and landed up in jail</text:p>
      <text:p text:style-name="P5">Life has often tried to stretch me</text:p>
      <text:p text:style-name="P5">But the rope always was slack</text:p>
      <text:p text:style-name="P5">And now that I’ve a pile</text:p>
      <text:p text:style-name="P5">Ill go down to the chelsea</text:p>
      <text:p text:style-name="P5">Ill walk in on my feet</text:p>
      <text:p text:style-name="P5">But Ill leave there on my back</text:p>
      <text:p text:style-name="P5"/>
      <text:p text:style-name="P1"><text:span text:style-name="T2">C</text:span>HORUS</text:p>
      <text:p text:style-name="P5"/>
      <text:p text:style-name="P5">Oh the words that he spoke</text:p>
      <text:p text:style-name="P5">Seemed the wisest of philosophies</text:p>
      <text:p text:style-name="P5">Theres nothing ever gained</text:p>
      <text:p text:style-name="P5">By a wet thing called a tear</text:p>
      <text:p text:style-name="P5">When the world is too dark</text:p>
      <text:p text:style-name="P5">And I need the light inside of me</text:p>
      <text:p text:style-name="P5">Ill walk into a bar</text:p>
      <text:p text:style-name="P5">And drink fifteen pints of beer</text:p>
      <text:p text:style-name="P5"/>
      <text:p text:style-name="P3">CHORUS</text:p>
      <text:p text:style-name="P3">CHOR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3-11-12T11:57:58</meta:creation-date>
    <dc:date>2017-12-07T18:34:05.443594040</dc:date>
    <dc:creator>benutzer </dc:creator>
    <meta:editing-duration>PT16M50S</meta:editing-duration>
    <meta:editing-cycles>7</meta:editing-cycles>
    <meta:generator>LibreOffice/5.1.6.2$Linux_X86_64 LibreOffice_project/10m0$Build-2</meta:generator>
    <meta:printed-by>benutzer </meta:printed-by>
    <meta:print-date>2013-11-12T12:00:44</meta:print-date>
    <meta:document-statistic meta:table-count="0" meta:image-count="0" meta:object-count="0" meta:page-count="1" meta:paragraph-count="41" meta:word-count="211" meta:character-count="1161" meta:non-whitespace-character-count="746"/>
  </office:meta>
</office:document-meta>
</file>